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2d14c" officeooo:paragraph-rsid="0003e4ea"/>
    </style:style>
    <style:style style:name="P2" style:family="paragraph" style:parent-style-name="Standard">
      <style:text-properties fo:language="en" fo:country="US" officeooo:rsid="0006d3f9" officeooo:paragraph-rsid="0006d3f9"/>
    </style:style>
    <style:style style:name="P3" style:family="paragraph" style:parent-style-name="Standard">
      <style:text-properties fo:language="en" fo:country="US" officeooo:rsid="0007b99e" officeooo:paragraph-rsid="0007b99e"/>
    </style:style>
    <style:style style:name="P4" style:family="paragraph" style:parent-style-name="Standard">
      <style:text-properties fo:language="en" fo:country="US" officeooo:rsid="0007b99e" officeooo:paragraph-rsid="0009d027"/>
    </style:style>
    <style:style style:name="P5" style:family="paragraph" style:parent-style-name="Standard">
      <style:text-properties fo:language="en" fo:country="US" officeooo:rsid="0009d027" officeooo:paragraph-rsid="0009d027"/>
    </style:style>
    <style:style style:name="T1" style:family="text">
      <style:text-properties officeooo:rsid="0002edae"/>
    </style:style>
    <style:style style:name="T2" style:family="text">
      <style:text-properties officeooo:rsid="0002fb22"/>
    </style:style>
    <style:style style:name="T3" style:family="text">
      <style:text-properties officeooo:rsid="0007b99e"/>
    </style:style>
    <style:style style:name="T4" style:family="text">
      <style:text-properties officeooo:rsid="0009b3f1"/>
    </style:style>
    <style:style style:name="T5" style:family="text">
      <style:text-properties officeooo:rsid="000b3306"/>
    </style:style>
    <style:style style:name="T6" style:family="text">
      <style:text-properties officeooo:rsid="000c5c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fore we continue with the example, I want show/<text:span text:style-name="T1">explain</text:span> the structure/architecture of component DataManger. <text:span text:style-name="T2">The required interfaces of the component WebAPI will realize by the classes DataManger, <text:s/>IdeaController, UserController. The method initialize() of class DataManger allows the access to the controllers. All queries in term of ideas-documents check by the class IdeaContoller and the UserController check queries of user-documents. All possible Queries from front-end are deposited in methods of the controller-classes. These call methods of Service-class. The Service-classes need the class DbConnectionManager to connect with mongo-server, database and the collection. The class also includes methods for building of POJO to Documents and documents to POJO. What is POJO, that I explain in the next slice/fole. </text:span></text:p>
      <text:p text:style-name="P1"/>
      <text:p text:style-name="P2">POJO <text:span text:style-name="T5">means </text:span>plain old JAVA object <text:span text:style-name="T5">and</text:span> is a KISS-principle - “keep it simple, stupid”</text:p>
      <text:p text:style-name="P2">The POJO-classes <text:span text:style-name="T3">maps the structures of documents. The properties of classes are document fields of a document from a MongoDB-collection. An idea is a document and the properties are the fields.</text:span></text:p>
      <text:p text:style-name="P3">A document can have a sub-document. Here you can see that Comment is a sub-documet of Idea.</text:p>
      <text:p text:style-name="P3"/>
      <text:p text:style-name="P4">Return to the example of Georg. The front-end request information of a user-document. The <text:span text:style-name="T4">class</text:span> UserController <text:span text:style-name="T4">call the methods getUser() from class UserService and return the document in a type of the POJO-class. The getUser() method of UserService uses the find() method of the MongoDB Java Driver library. The find method give back the document of the collection from the MongoDB.</text:span></text:p>
      <text:p text:style-name="P5">The class DbConnectionManager realizes the access to the MongoDB-Server.</text:p>
      <text:p text:style-name="P5"/>
      <text:p text:style-name="P5">One more thing to the MongoDB. MongoDB is a document-oriented database. Classified as a NoSQL database, Mon<text:span text:style-name="T6">g</text:span>oDB uses JSON-like documents. It is free and open-sour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5:03:44.883000000</meta:creation-date>
    <dc:date>2016-12-15T08:39:37.814000000</dc:date>
    <meta:editing-duration>PT33M32S</meta:editing-duration>
    <meta:editing-cycles>8</meta:editing-cycles>
    <meta:generator>LibreOffice/5.2.2.2$Windows_x86 LibreOffice_project/8f96e87c890bf8fa77463cd4b640a2312823f3ad</meta:generator>
    <meta:document-statistic meta:table-count="0" meta:image-count="0" meta:object-count="0" meta:page-count="1" meta:paragraph-count="7" meta:word-count="273" meta:character-count="1809" meta:non-whitespace-character-count="1541"/>
  </office:meta>
</office:document-meta>
</file>